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3" style:parent-style-name="Normal" style:family="paragraph">
      <style:text-properties fo:language="it" fo:country="IT"/>
    </style:style>
    <style:style style:name="T4" style:parent-style-name="Policepardéfaut" style:family="text">
      <style:text-properties fo:language="it" fo:country="IT"/>
    </style:style>
    <style:style style:name="P5" style:parent-style-name="Normal" style:family="paragraph">
      <style:text-properties fo:font-weight="bold" style:font-weight-asian="bold" style:font-weight-complex="bold" fo:font-size="18pt" style:font-size-asian="18pt" style:font-size-complex="18pt"/>
    </style:style>
    <style:style style:name="T6" style:parent-style-name="Policepardéfau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family="paragraph">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P16" style:parent-style-name="Normal" style:list-style-name="LFO2" style:family="paragraph"/>
    <style:style style:name="T17" style:parent-style-name="Policepardéfaut" style:family="text">
      <style:text-properties fo:font-weight="bold" style:font-weight-asian="bold" style:font-weight-complex="bold"/>
    </style:style>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list-style-name="LFO2" style:family="paragraph"/>
    <style:style style:name="P22" style:parent-style-name="Normal" style:list-style-name="LFO2" style:family="paragraph"/>
    <style:style style:name="P23" style:parent-style-name="Normal" style:list-style-name="LFO2" style:family="paragraph"/>
    <style:style style:name="P24" style:parent-style-name="Normal" style:list-style-name="LFO2" style:family="paragraph"/>
    <style:style style:name="P25" style:parent-style-name="Normal" style:family="paragraph">
      <style:text-properties fo:font-weight="bold" style:font-weight-asian="bold" style:font-weight-complex="bold"/>
    </style:style>
    <style:style style:name="P26" style:parent-style-name="Normal" style:list-style-name="LFO3" style:family="paragraph"/>
    <style:style style:name="T27" style:parent-style-name="Policepardéfaut" style:family="text">
      <style:text-properties fo:font-weight="bold" style:font-weight-asian="bold" style:font-weight-complex="bold"/>
    </style:style>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P32" style:parent-style-name="Normal" style:family="paragraph">
      <style:text-properties fo:font-weight="bold" style:font-weight-asian="bold" style:font-weight-complex="bold"/>
    </style:style>
    <style:style style:name="P33" style:parent-style-name="Normal" style:list-style-name="LFO4" style:family="paragraph"/>
    <style:style style:name="T34" style:parent-style-name="Policepardéfaut" style:family="text">
      <style:text-properties fo:font-weight="bold" style:font-weight-asian="bold" style:font-weight-complex="bold"/>
    </style:style>
    <style:style style:name="P35" style:parent-style-name="Normal" style:list-style-name="LFO4" style:family="paragraph"/>
    <style:style style:name="P36" style:parent-style-name="Normal" style:list-style-name="LFO4" style:family="paragraph"/>
    <style:style style:name="P37" style:parent-style-name="Normal" style:family="paragraph">
      <style:text-properties fo:font-weight="bold" style:font-weight-asian="bold" style:font-weight-complex="bold"/>
    </style:style>
    <style:style style:name="P38" style:parent-style-name="Normal" style:list-style-name="LFO5" style:family="paragraph"/>
    <style:style style:name="T39" style:parent-style-name="Policepardéfaut" style:family="text">
      <style:text-properties fo:font-weight="bold" style:font-weight-asian="bold" style:font-weight-complex="bold"/>
    </style:style>
    <style:style style:name="P40" style:parent-style-name="Normal" style:list-style-name="LFO5" style:family="paragraph"/>
    <style:style style:name="P41" style:parent-style-name="Normal" style:list-style-name="LFO5" style:family="paragraph"/>
    <style:style style:name="P42" style:parent-style-name="Normal" style:family="paragraph">
      <style:text-properties fo:font-weight="bold" style:font-weight-asian="bold" style:font-weight-complex="bold"/>
    </style:style>
    <style:style style:name="P43" style:parent-style-name="Normal" style:list-style-name="LFO6" style:family="paragraph"/>
    <style:style style:name="T44" style:parent-style-name="Policepardéfaut" style:family="text">
      <style:text-properties fo:font-weight="bold" style:font-weight-asian="bold" style:font-weight-complex="bold"/>
    </style:style>
    <style:style style:name="P45" style:parent-style-name="Normal" style:list-style-name="LFO6" style:family="paragraph"/>
    <style:style style:name="P46" style:parent-style-name="Normal" style:list-style-name="LFO6" style:family="paragraph"/>
    <style:style style:name="P47" style:parent-style-name="Normal" style:list-style-name="LFO6" style:family="paragraph"/>
    <style:style style:name="P48" style:parent-style-name="Normal" style:list-style-name="LFO6" style:family="paragraph"/>
    <style:style style:name="T49" style:parent-style-name="Policepardéfaut" style:family="text">
      <style:text-properties fo:font-weight="bold" style:font-weight-asian="bold" style:font-weight-complex="bold"/>
    </style:style>
    <style:style style:name="P50" style:parent-style-name="Normal" style:family="paragraph">
      <style:text-properties fo:font-weight="bold" style:font-weight-asian="bold" style:font-weight-complex="bold" fo:font-size="18pt" style:font-size-asian="18pt" style:font-size-complex="18pt"/>
    </style:style>
    <style:style style:name="P51" style:parent-style-name="Normal" style:family="paragraph">
      <style:text-properties fo:font-weight="bold" style:font-weight-asian="bold" style:font-weight-complex="bold" fo:font-size="18pt" style:font-size-asian="18pt" style:font-size-complex="18pt"/>
    </style:style>
    <style:style style:name="P52" style:parent-style-name="Normal" style:family="paragraph">
      <style:text-properties fo:font-weight="bold" style:font-weight-asian="bold" style:font-weight-complex="bold" fo:font-size="18pt" style:font-size-asian="18pt" style:font-size-complex="18pt"/>
    </style:style>
    <style:style style:name="P53" style:parent-style-name="Normal" style:family="paragraph">
      <style:text-properties fo:font-weight="bold" style:font-weight-asian="bold" style:font-weight-complex="bold" fo:font-size="18pt" style:font-size-asian="18pt" style:font-size-complex="18pt"/>
    </style:style>
    <style:style style:name="P54" style:parent-style-name="Normal" style:family="paragraph">
      <style:text-properties fo:font-weight="bold" style:font-weight-asian="bold" style:font-weight-complex="bold" fo:font-size="18pt" style:font-size-asian="18pt" style:font-size-complex="18pt"/>
    </style:style>
    <style:style style:name="P55" style:parent-style-name="Normal" style:family="paragraph">
      <style:text-properties fo:font-weight="bold" style:font-weight-asian="bold" style:font-weight-complex="bold" fo:font-size="18pt" style:font-size-asian="18pt" style:font-size-complex="18pt"/>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BILAN RGPD</text:p>
      <text:p text:style-name="Normal"/>
      <text:p text:style-name="Normal">Voici les 10 plus grosses amendes infligées sous le **RGPD** (Règlement Général sur la Protection des Données) à ce jour :</text:p>
      <text:p text:style-name="Normal"/>
      <text:p text:style-name="Normal">### 1. **Amazon** – 746 millions d'euros (Luxembourg, 2021)</text:p>
      <text:p text:style-name="Normal"><text:s text:c="3"/>- **Raison** : Amazon a été sanctionnée par l'autorité luxembourgeoise pour des violations relatives au traitement des données personnelles à des fins publicitaires sans consentement approprié.</text:p>
      <text:p text:style-name="Normal"/>
      <text:p text:style-name="P3">### 2. **Meta (Facebook)** – 1,2 milliard d'euros (Irlande, 2023)</text:p>
      <text:p text:style-name="Normal"><text:span text:style-name="T4"><text:s text:c="3"/></text:span>- **Raison** : Transferts illégaux de données d'utilisateurs européens vers les États-Unis, sans garantie de protection adéquate des données. Cette amende marque un record pour Meta/Facebook.</text:p>
      <text:p text:style-name="Normal"/>
      <text:p text:style-name="Normal">### 3. **WhatsApp** – 225 millions d'euros (Irlande, 2021)</text:p>
      <text:p text:style-name="Normal"><text:s text:c="3"/>- **Raison** : Le manque de transparence de WhatsApp concernant le traitement des données des utilisateurs, notamment dans la manière dont les informations étaient partagées avec d'autres entités de Meta.</text:p>
      <text:p text:style-name="Normal"/>
      <text:p text:style-name="Normal">### 4. **Google (Irlande)** – 150 millions d'euros (France, 2022)</text:p>
      <text:p text:style-name="Normal"><text:s text:c="3"/>- **Raison** : Non-respect des règles relatives aux cookies. Google n'offrait pas un mécanisme simple pour refuser les cookies, rendant plus difficile leur rejet que leur acceptation.</text:p>
      <text:p text:style-name="Normal"/>
      <text:p text:style-name="Normal">### 5. **Instagram (Meta)** – 405 millions d'euros (Irlande, 2022)</text:p>
      <text:p text:style-name="Normal"><text:s text:c="3"/>- **Raison** : Instagram a été sanctionné pour des manquements dans la protection des données des mineurs, notamment en rendant publiques les informations des comptes adolescents.</text:p>
      <text:p text:style-name="Normal"/>
      <text:p text:style-name="Normal">### 6. **Google LLC** – 90 millions d'euros (France, 2022)</text:p>
      <text:p text:style-name="Normal"><text:s text:c="3"/>- **Raison** : Similaire à l'amende précédente sur les cookies, cette sanction visait Google LLC pour les pratiques autour du dépôt de cookies sans consentement valide.</text:p>
      <text:p text:style-name="Normal"/>
      <text:p text:style-name="Normal">### 7. **H&amp;M** – 35,3 millions d'euros (Allemagne, 2020)</text:p>
      <text:soft-page-break/>
      <text:p text:style-name="Normal"><text:s text:c="3"/>- **Raison** : H&amp;M a été sanctionnée pour avoir collecté et stocké illégalement des données sensibles sur les employés, telles que des informations sur leur vie privée et leur état de santé.</text:p>
      <text:p text:style-name="Normal"/>
      <text:p text:style-name="Normal">### 8. **British Airways** – 22 millions de livres (Royaume-Uni, 2020)</text:p>
      <text:p text:style-name="Normal"><text:s text:c="3"/>- **Raison** : British Airways a été condamnée après une violation de données en 2018 qui a exposé les informations personnelles de 400 000 clients, en raison d'une sécurité insuffisante.</text:p>
      <text:p text:style-name="Normal"/>
      <text:p text:style-name="Normal">### 9. **Marriott International** – 20,45 millions de livres (Royaume-Uni, 2020)</text:p>
      <text:p text:style-name="Normal"><text:s text:c="3"/>- **Raison** : Suite à une cyberattaque survenue en 2014 (révélée en 2018), l'hôtelier n'a pas suffisamment protégé les données de millions de clients.</text:p>
      <text:p text:style-name="Normal"/>
      <text:p text:style-name="Normal">### 10. **Google LLC** – 50 millions d'euros (France, 2019)</text:p>
      <text:p text:style-name="Normal"><text:s text:c="3"/>- **Raison** : Google a été sanctionné pour un manque de transparence et d'information sur les politiques de consentement liées aux publicités personnalisées, en particulier sur Android.</text:p>
      <text:p text:style-name="Normal"/>
      <text:p text:style-name="Normal">---</text:p>
      <text:p text:style-name="Normal"/>
      <text:p text:style-name="Normal">Ces amendes illustrent l'application stricte du RGPD pour les grandes entreprises qui ne respectent pas les droits des utilisateurs en matière de données personnelles. Les sanctions financières visent à inciter au respect des obligations légales et à garantir la protection des données des citoyens européens.</text:p>
      <text:p text:style-name="Normal"/>
      <text:p text:style-name="P5">DEGRES DE SENSIBILITE DONNEE PERSONELLE</text:p>
      <text:p text:style-name="Normal"/>
      <text:p text:style-name="Normal">Les données personnelles peuvent être classées en différents<text:s/><text:span text:style-name="T6">niveaux de sensibilité</text:span><text:s/>selon leur nature et leur impact potentiel en cas de violation ou d'utilisation abusive. Voici les principaux degrés de sensibilité :</text:p>
      <text:p text:style-name="P7">1. Données personnelles non sensibles</text:p>
      <text:p text:style-name="Normal">Ces données, bien qu’identifiantes, sont considérées comme ayant un risque moindre en cas de fuite ou d’usage inapproprié. Elles doivent néanmoins être protégées.</text:p>
      <text:list text:style-name="LFO1" text:continue-numbering="true">
        <text:list-item>
          <text:p text:style-name="P8"><text:span text:style-name="T9">Exemples</text:span><text:s/>:</text:p>
          <text:list text:continue-numbering="true">
            <text:list-item>
              <text:p text:style-name="P10">Nom, prénom</text:p>
            </text:list-item>
            <text:list-item>
              <text:p text:style-name="P11">Adresse e-mail (non professionnelle)</text:p>
            </text:list-item>
            <text:list-item>
              <text:p text:style-name="P12">Adresse postale</text:p>
            </text:list-item>
            <text:list-item>
              <text:p text:style-name="P13">Numéro de téléphone</text:p>
            </text:list-item>
          </text:list>
        </text:list-item>
      </text:list>
      <text:p text:style-name="P14">2. Données personnelles sensibles</text:p>
      <text:p text:style-name="Normal">Le<text:s/><text:span text:style-name="T15">RGPD</text:span><text:s/>définit des "données sensibles" qui nécessitent une protection accrue en raison du risque plus élevé pour la vie privée des individus. Leur traitement est strictement encadré par le RGPD, et leur collecte doit souvent être justifiée par des motifs légitimes (ex. : consentement explicite).</text:p>
      <text:list text:style-name="LFO2" text:continue-numbering="true">
        <text:list-item>
          <text:p text:style-name="P16"><text:span text:style-name="T17">Exemples</text:span><text:s/>:</text:p>
          <text:list text:continue-numbering="true">
            <text:list-item>
              <text:p text:style-name="P18">Origine raciale ou ethnique</text:p>
            </text:list-item>
            <text:list-item>
              <text:p text:style-name="P19">Opinions politiques</text:p>
            </text:list-item>
            <text:list-item>
              <text:p text:style-name="P20">Croyances religieuses ou philosophiques</text:p>
            </text:list-item>
            <text:list-item>
              <text:p text:style-name="P21">Appartenance syndicale</text:p>
            </text:list-item>
            <text:list-item>
              <text:p text:style-name="P22">Données de santé (ex. : dossier médical)</text:p>
            </text:list-item>
            <text:list-item>
              <text:p text:style-name="P23">Données génétiques et biométriques (ex. : empreintes digitales, reconnaissance faciale)</text:p>
            </text:list-item>
            <text:list-item>
              <text:p text:style-name="P24">Orientation sexuelle</text:p>
            </text:list-item>
          </text:list>
        </text:list-item>
      </text:list>
      <text:p text:style-name="P25">3. Données financières et bancaires</text:p>
      <text:p text:style-name="Normal">Les données financières sont sensibles car elles peuvent être utilisées pour des fraudes ou des escroqueries. Elles nécessitent des mesures de sécurité renforcées.</text:p>
      <text:list text:style-name="LFO3" text:continue-numbering="true">
        <text:list-item>
          <text:p text:style-name="P26"><text:span text:style-name="T27">Exemples</text:span><text:s/>:</text:p>
          <text:list text:continue-numbering="true">
            <text:list-item>
              <text:p text:style-name="P28">Numéros de carte bancaire</text:p>
            </text:list-item>
            <text:list-item>
              <text:p text:style-name="P29">Relevés d'identité bancaire (RIB/IBAN)</text:p>
            </text:list-item>
            <text:list-item>
              <text:p text:style-name="P30">Informations liées aux transactions financières</text:p>
            </text:list-item>
            <text:list-item>
              <text:p text:style-name="P31">Historique de crédit</text:p>
            </text:list-item>
          </text:list>
        </text:list-item>
      </text:list>
      <text:p text:style-name="P32">4. Données judiciaires</text:p>
      <text:p text:style-name="Normal">Ces données concernent les affaires judiciaires ou criminelles d'une personne. Leur traitement est particulièrement encadré pour éviter des discriminations ou des préjudices.</text:p>
      <text:list text:style-name="LFO4" text:continue-numbering="true">
        <text:list-item>
          <text:p text:style-name="P33"><text:span text:style-name="T34">Exemples</text:span><text:s/>:</text:p>
          <text:list text:continue-numbering="true">
            <text:list-item>
              <text:p text:style-name="P35">Casier judiciaire</text:p>
            </text:list-item>
            <text:list-item>
              <text:p text:style-name="P36">Dossiers liés à des enquêtes judiciaires</text:p>
            </text:list-item>
          </text:list>
        </text:list-item>
      </text:list>
      <text:p text:style-name="P37">5. Données de localisation et de traçage</text:p>
      <text:p text:style-name="Normal">Les données qui permettent de suivre les mouvements ou la localisation d'une personne peuvent représenter un risque important pour la vie privée.</text:p>
      <text:list text:style-name="LFO5" text:continue-numbering="true">
        <text:list-item>
          <text:p text:style-name="P38"><text:span text:style-name="T39">Exemples</text:span><text:s/>:</text:p>
          <text:list text:continue-numbering="true">
            <text:list-item>
              <text:p text:style-name="P40">Données de géolocalisation (GPS)</text:p>
            </text:list-item>
            <text:list-item>
              <text:p text:style-name="P41">Historique des déplacements (ex. : via smartphone ou applications)</text:p>
            </text:list-item>
          </text:list>
        </text:list-item>
      </text:list>
      <text:p text:style-name="P42">6. Données de connexion et de comportement en ligne</text:p>
      <text:p text:style-name="Normal">Les informations relatives aux habitudes de navigation, à l'utilisation d'internet et aux interactions en ligne peuvent révéler des détails intimes sur les individus, ce qui les rend potentiellement sensibles.</text:p>
      <text:list text:style-name="LFO6" text:continue-numbering="true">
        <text:list-item>
          <text:p text:style-name="P43"><text:span text:style-name="T44">Exemples</text:span><text:s/>:</text:p>
          <text:list text:continue-numbering="true">
            <text:list-item>
              <text:p text:style-name="P45">Adresse IP</text:p>
            </text:list-item>
            <text:list-item>
              <text:p text:style-name="P46">Cookies de suivi</text:p>
            </text:list-item>
            <text:list-item>
              <text:p text:style-name="P47">Historique de navigation</text:p>
            </text:list-item>
            <text:list-item>
              <text:p text:style-name="P48">Données de réseaux sociaux (likes, partages, interactions)</text:p>
            </text:list-item>
          </text:list>
        </text:list-item>
      </text:list>
      <text:p text:style-name="Normal"><draw:custom-shape svg:x="0in" svg:y="0in" svg:width="44.06736in" svg:height="0.00139in" draw:z-index="0" draw:id="id0" draw:style-name="a0" draw:name="Horizontal Line 7" text:anchor-type="as-char"><svg:title/><svg:desc/><draw:enhanced-geometry draw:type="non-primitive" svg:viewBox="0 0 21600 21600" draw:enhanced-path="M 0 0 L 21600 0 21600 21600 0 21600 Z N"/></draw:custom-shape></text:p>
      <text:p text:style-name="Normal">Les<text:s/><text:span text:style-name="T49">degrés de sensibilité des données personnelles</text:span><text:s/>déterminent le niveau de protection requis, les bases légales pour leur traitement, et les risques associés en cas de fuite ou d'usage malveillant. Le RGPD impose des obligations spécifiques pour les données sensibles afin de garantir un traitement juste et sécurisé.</text:p>
      <text:p text:style-name="Normal"/>
      <text:p text:style-name="Normal"/>
      <text:p text:style-name="P50">SECURISATION DE DONNEES PERSONNELLES<text:s/></text:p>
      <text:p text:style-name="Normal"/>
      <text:p text:style-name="Normal">La sécurisation des données personnelles est essentielle pour protéger la vie privée des individus et prévenir les violations de données. Voici quelques **exemples de méthodes et de pratiques** pour sécuriser les données personnelles, en conformité avec les exigences du RGPD :</text:p>
      <text:p text:style-name="Normal"/>
      <text:p text:style-name="Normal">### 1. **Chiffrement des données (Encryption)**</text:p>
      <text:p text:style-name="Normal"><text:s text:c="3"/>Le chiffrement consiste à transformer les données en un format illisible pour quiconque n'ayant pas la clé de déchiffrement.</text:p>
      <text:p text:style-name="Normal"><text:s text:c="3"/>- **Exemple** : Chiffrer les données personnelles (comme les informations de carte bancaire) lors de leur stockage et de leur transfert sur internet, de sorte que même en cas de vol, les données restent inutilisables.</text:p>
      <text:p text:style-name="Normal"/>
      <text:p text:style-name="Normal">### 2. **Pseudonymisation**</text:p>
      <text:p text:style-name="Normal"><text:s text:c="3"/>La pseudonymisation remplace les identifiants directs (nom, adresse, etc.) par des identifiants fictifs, ce qui rend plus difficile l'identification des individus sans informations supplémentaires.</text:p>
      <text:soft-page-break/>
      <text:p text:style-name="Normal"><text:s text:c="3"/>- **Exemple** : Remplacer le nom d’un utilisateur par un code ou un alias dans les bases de données, de manière à ce que les données personnelles ne soient pas immédiatement accessibles.</text:p>
      <text:p text:style-name="Normal"/>
      <text:p text:style-name="Normal">### 3. **Contrôle d'accès (Access control)**</text:p>
      <text:p text:style-name="Normal"><text:s text:c="3"/>Limiter l'accès aux données personnelles uniquement aux personnes qui en ont besoin dans le cadre de leurs fonctions (principe du **"besoin d'en connaître"**).</text:p>
      <text:p text:style-name="Normal"><text:s text:c="3"/>- **Exemple** : Mettre en place des rôles utilisateurs avec des niveaux d'accès différents (administrateur, utilisateur normal, etc.) pour éviter que tout le personnel puisse consulter des informations sensibles.</text:p>
      <text:p text:style-name="Normal"/>
      <text:p text:style-name="Normal">### 4. **Authentification multi-facteurs (MFA)**</text:p>
      <text:p text:style-name="Normal"><text:s text:c="3"/>Renforcer l'authentification des utilisateurs en demandant plusieurs preuves d'identité (par exemple, un mot de passe + un code envoyé par SMS).</text:p>
      <text:p text:style-name="Normal"><text:s text:c="3"/>- **Exemple** : Pour accéder à une base de données contenant des informations personnelles, les utilisateurs doivent entrer un mot de passe et valider un code reçu sur leur téléphone.</text:p>
      <text:p text:style-name="Normal"/>
      <text:p text:style-name="Normal">### 5. **Sauvegardes régulières (Backups)**</text:p>
      <text:p text:style-name="Normal"><text:s text:c="3"/>Réaliser des sauvegardes régulières des données pour les protéger contre la perte ou les attaques de ransomware.</text:p>
      <text:p text:style-name="Normal"><text:s text:c="3"/>- **Exemple** : Effectuer des sauvegardes quotidiennes des données dans un environnement sécurisé (crypté) et physiquement séparé du réseau principal pour les récupérer en cas d'incident.</text:p>
      <text:p text:style-name="Normal"/>
      <text:p text:style-name="Normal">### 6. **Anonymisation des données**</text:p>
      <text:p text:style-name="Normal"><text:s text:c="3"/>L’anonymisation rend les données totalement anonymes, de sorte qu’elles ne peuvent plus être associées à une personne identifiable. Contrairement à la pseudonymisation, l'anonymisation est irréversible.</text:p>
      <text:p text:style-name="Normal"><text:s text:c="3"/>- **Exemple** : Anonymiser les réponses d'un sondage en ligne de manière à ne pas pouvoir identifier les participants à partir des résultats.</text:p>
      <text:p text:style-name="Normal"/>
      <text:p text:style-name="Normal">### 7. **Mises à jour régulières des logiciels (Patch management)**</text:p>
      <text:p text:style-name="Normal"><text:s text:c="3"/>Appliquer les correctifs de sécurité régulièrement pour se prémunir contre les vulnérabilités des logiciels utilisés pour traiter les données personnelles.</text:p>
      <text:p text:style-name="Normal"><text:s text:c="3"/>- **Exemple** : Mettre à jour fréquemment les systèmes d'exploitation, les logiciels de gestion de bases de données et les applications web pour éviter les failles de sécurité.</text:p>
      <text:p text:style-name="Normal"/>
      <text:p text:style-name="Normal">### 8. **Audit et journalisation des accès (Logs)**</text:p>
      <text:p text:style-name="Normal"><text:s text:c="3"/>Enregistrer et surveiller les actions des utilisateurs pour détecter des comportements inhabituels ou suspects.</text:p>
      <text:p text:style-name="Normal"><text:s text:c="3"/>- **Exemple** : Maintenir un journal des accès aux bases de données qui contient des données personnelles, afin de savoir qui a accédé aux informations et quand.</text:p>
      <text:p text:style-name="Normal"/>
      <text:p text:style-name="Normal">### 9. **Formation des employés**</text:p>
      <text:p text:style-name="Normal"><text:s text:c="3"/>Sensibiliser régulièrement le personnel aux bonnes pratiques de sécurité et aux risques liés à la protection des données.</text:p>
      <text:p text:style-name="Normal"><text:s text:c="3"/>- **Exemple** : Former les employés sur les techniques de phishing, l’importance de la confidentialité des données, et les méthodes pour éviter les erreurs humaines pouvant mener à des fuites.</text:p>
      <text:p text:style-name="Normal"/>
      <text:p text:style-name="Normal">### 10. **Pare-feu et systèmes de détection d'intrusion (Firewalls, IDS/IPS)**</text:p>
      <text:p text:style-name="Normal"><text:s text:c="3"/>Utiliser des pare-feux et des systèmes de détection ou de prévention des intrusions pour protéger les réseaux contenant des données personnelles contre les cyberattaques.</text:p>
      <text:p text:style-name="Normal"><text:s text:c="3"/>- **Exemple** : Configurer un pare-feu pour filtrer le trafic entrant et sortant du réseau, et utiliser un système de détection d'intrusion pour identifier et bloquer les comportements suspects.</text:p>
      <text:p text:style-name="Normal"/>
      <text:p text:style-name="Normal">### 11. **Gestion sécurisée des mots de passe**</text:p>
      <text:p text:style-name="Normal"><text:s text:c="3"/>Exiger des mots de passe forts (complexité, longueur minimale) et les renouveler régulièrement. Stocker les mots de passe de manière sécurisée (hachage avec salage).</text:p>
      <text:p text:style-name="Normal"><text:s text:c="3"/>- **Exemple** : Les mots de passe des utilisateurs ne sont pas stockés en clair dans les bases de données, mais hachés à l'aide d'algorithmes cryptographiques comme bcrypt.</text:p>
      <text:p text:style-name="Normal"/>
      <text:p text:style-name="Normal">### 12. **Politique de minimisation des données**</text:p>
      <text:p text:style-name="Normal"><text:s text:c="3"/>Collecter uniquement les données strictement nécessaires pour l’objectif visé, conformément au principe de minimisation des données du RGPD.</text:p>
      <text:p text:style-name="Normal"><text:s text:c="3"/>- **Exemple** : Si un formulaire en ligne ne nécessite que le nom et l'e-mail, ne pas demander d’informations superflues comme l'adresse postale ou le numéro de téléphone.</text:p>
      <text:p text:style-name="Normal"/>
      <text:p text:style-name="Normal">---</text:p>
      <text:p text:style-name="Normal"/>
      <text:soft-page-break/>
      <text:p text:style-name="Normal">Ces exemples couvrent différents aspects de la **sécurisation des données personnelles**, allant des mesures techniques (chiffrement, pare-feu) aux mesures organisationnelles (formation, contrôle d'accès). Le respect de ces bonnes pratiques aide à protéger les informations sensibles et à se conformer aux exigences du RGPD.</text:p>
      <text:p text:style-name="Normal"/>
      <text:p text:style-name="P51">HISTOIRE DE LA RGPD</text:p>
      <text:p text:style-name="Normal"/>
      <text:p text:style-name="Normal">L'histoire de la protection des données personnelles en France remonte à plusieurs décennies et est marquée par des évolutions législatives et technologiques visant à renforcer la confidentialité et la sécurité des informations personnelles des citoyens. Voici un aperçu des principales étapes :</text:p>
      <text:p text:style-name="Normal"/>
      <text:p text:style-name="Normal">### 1. **Années 1970 : Les débuts de la protection des données**</text:p>
      <text:p text:style-name="Normal">L'idée de protéger les données personnelles émerge à la fin des années 1960 et au début des années 1970, dans un contexte de croissance rapide de l'informatique et des bases de données.</text:p>
      <text:p text:style-name="Normal"/>
      <text:p text:style-name="Normal">- **1974 : Le projet SAFARI**</text:p>
      <text:p text:style-name="Normal"><text:s text:c="2"/>En 1974, le gouvernement français propose le projet **SAFARI** (Système Automatisé pour les Fichiers Administratifs et le Répertoire des Individus), visant à interconnecter toutes les bases de données administratives contenant des informations sur les citoyens. Ce projet provoque une levée de boucliers et une grande crainte d'une surveillance généralisée de la population. La réaction publique et médiatique pousse le gouvernement à renoncer à SAFARI.</text:p>
      <text:p text:style-name="Normal"/>
      <text:p text:style-name="Normal">- **1978 : La Loi Informatique et Libertés**</text:p>
      <text:p text:style-name="Normal"><text:s text:c="2"/>Suite aux débats autour de SAFARI, la France adopte la **Loi n°78-17 du 6 janvier 1978** relative à l'informatique, aux fichiers et aux libertés. Cette loi est l'une des premières au monde à encadrer l'usage des données personnelles.</text:p>
      <text:p text:style-name="Normal"><text:s text:c="2"/>- **Principes clés** : Transparence, droit d'accès, droit de rectification, limitation de la collecte et de l'utilisation des données.</text:p>
      <text:p text:style-name="Normal"><text:s text:c="2"/>- **Création de la CNIL** : La Commission Nationale de l'Informatique et des Libertés (CNIL) est créée pour veiller à la mise en œuvre de la loi, en tant qu'autorité indépendante chargée de protéger les droits des citoyens.</text:p>
      <text:p text:style-name="Normal"/>
      <text:p text:style-name="Normal">### 2. **Années 1990 : Influence européenne**</text:p>
      <text:p text:style-name="Normal">La législation sur la protection des données s'affine au fil des années, en réponse à l'évolution des technologies et des préoccupations croissantes en matière de confidentialité.</text:p>
      <text:p text:style-name="Normal"/>
      <text:p text:style-name="Normal">- **1995 : Directive européenne 95/46/CE**</text:p>
      <text:p text:style-name="Normal"><text:s text:c="2"/>L'Union européenne adopte la **Directive 95/46/CE** relative à la protection des données à caractère personnel, harmonisant les lois des États membres en matière de données personnelles. Cette directive influence la révision des lois nationales, y compris en France.</text:p>
      <text:p text:style-name="Normal"><text:s text:c="2"/></text:p>
      <text:p text:style-name="Normal">- **1999 : Transposition de la directive de 1995**</text:p>
      <text:p text:style-name="Normal"><text:s text:c="2"/>La France adapte sa législation à la directive européenne par des réformes de la **Loi Informatique et Libertés**, afin de répondre aux nouvelles exigences européennes en matière de protection des données.</text:p>
      <text:p text:style-name="Normal"/>
      <text:p text:style-name="Normal">### 3. **Années 2000 : Expansion de l'économie numérique**</text:p>
      <text:p text:style-name="Normal">Avec l'explosion d'internet, les réseaux sociaux, le commerce en ligne et les systèmes de surveillance, les enjeux de la protection des données deviennent centraux dans la société française.</text:p>
      <text:p text:style-name="Normal"/>
      <text:p text:style-name="Normal">- **2004 : Révision de la Loi Informatique et Libertés**</text:p>
      <text:p text:style-name="Normal"><text:s text:c="2"/>La loi de 1978 est révisée pour s'adapter aux nouvelles technologies et pour renforcer les pouvoirs de la CNIL. Cette réforme introduit des obligations supplémentaires pour les responsables du traitement des données et renforce les droits des citoyens, comme le droit d'opposition.</text:p>
      <text:p text:style-name="Normal"/>
      <text:p text:style-name="Normal">- **Développement de la CNIL**</text:p>
      <text:p text:style-name="Normal"><text:s text:c="2"/>Au cours des années 2000, la CNIL devient un acteur clé dans la régulation du traitement des données personnelles en France. Elle dispose de pouvoirs de sanction et intervient dans de nombreux domaines, de la surveillance des entreprises au suivi des pratiques des administrations publiques.</text:p>
      <text:p text:style-name="Normal"/>
      <text:p text:style-name="Normal">### 4. **2010-2018 : Vers le Règlement Général sur la Protection des Données (RGPD)**</text:p>
      <text:p text:style-name="Normal">L'arrivée des géants du numérique (Google, Facebook, etc.) et la croissance du "Big Data" rendent la protection des données plus complexe. La législation française s'inscrit désormais dans un cadre européen plus large.</text:p>
      <text:p text:style-name="Normal"/>
      <text:p text:style-name="Normal">- **2016 : Adoption du RGPD**</text:p>
      <text:p text:style-name="Normal"><text:s text:c="2"/>Le **Règlement Général sur la Protection des Données (RGPD)** est adopté par l'Union européenne en 2016 et entre en application le **25 mai 2018**. Il remplace la Directive<text:s/><text:soft-page-break/>95/46/CE et devient directement applicable dans tous les États membres de l'UE, y compris la France.</text:p>
      <text:p text:style-name="Normal"><text:s text:c="2"/>- Le RGPD introduit des concepts-clés comme la **portabilité des données**, le **droit à l'oubli**, et le **principe de responsabilité** (accountability).</text:p>
      <text:p text:style-name="Normal"><text:s text:c="2"/>- Il impose des sanctions sévères en cas de non-respect, avec des amendes pouvant atteindre 20 millions d’euros ou 4 % du chiffre d'affaires mondial d'une entreprise.</text:p>
      <text:p text:style-name="Normal"/>
      <text:p text:style-name="Normal">- **2018 : Adaptation de la loi française au RG</text:p>
      <text:p text:style-name="Normal"/>
      <text:p text:style-name="P52">Définition d’un DPO</text:p>
      <text:p text:style-name="Normal">Le **DPO** (Délégué à la Protection des Données) est une personne responsable de veiller au respect des règles de protection des données personnelles au sein d'une organisation. Il s'assure que les traitements des données sont conformes au **RGPD** et aux lois en vigueur, conseille sur les pratiques à adopter, et sert de point de contact pour les autorités de contrôle comme la **CNIL** en France. Le DPO peut être interne ou externe à l'organisation, et son rôle est crucial dans la gestion des risques liés aux données personnelles.</text:p>
      <text:p text:style-name="Normal"/>
      <text:p text:style-name="P53">portabilité des données</text:p>
      <text:p text:style-name="Normal">La **portabilité des données** est un droit prévu par le **RGPD** qui permet à une personne de récupérer ses données personnelles auprès d'une organisation (comme un réseau social ou un fournisseur de services) et de les transférer facilement à une autre organisation. Cela permet à l'utilisateur de conserver le contrôle sur ses informations et de les déplacer d'un service à un autre sans difficulté.</text:p>
      <text:p text:style-name="Normal"/>
      <text:p text:style-name="P54">Le droit à l’oubli</text:p>
      <text:p text:style-name="Normal">Le **droit à l'oubli** est un droit prévu par le **RGPD** qui permet à une personne de demander la suppression de ses données personnelles lorsqu'elles ne sont plus nécessaires, ont été collectées de manière abusive, ou si elle retire son consentement. Ce droit s'applique aussi lorsque les données ont été publiées en ligne et qu'elles portent atteinte à la vie privée de la personne. Il permet ainsi à chacun de contrôler la diffusion de ses informations personnelles.</text:p>
      <text:p text:style-name="Normal"/>
      <text:p text:style-name="P55">Conservation de donnée</text:p>
      <text:p text:style-name="Normal">Pour définir une **durée de conservation des données personnelles**, il est essentiel de respecter le principe de **limitation de la conservation**, prévu par le **RGPD**. Voici les étapes clés pour définir cette durée :</text:p>
      <text:p text:style-name="Normal"/>
      <text:soft-page-break/>
      <text:p text:style-name="Normal">### 1. **Identifier la finalité du traitement**</text:p>
      <text:p text:style-name="Normal"><text:s text:c="3"/>- La durée de conservation doit être directement liée à la raison pour laquelle les données sont collectées. Une fois la finalité atteinte, les données ne doivent plus être conservées.</text:p>
      <text:p text:style-name="Normal"><text:s text:c="3"/>- **Exemple** : Si les données sont collectées pour une commande en ligne, elles doivent être conservées uniquement le temps nécessaire à la gestion de la commande et à des obligations légales (comme la comptabilité).</text:p>
      <text:p text:style-name="Normal"/>
      <text:p text:style-name="Normal">### 2. **Tenir compte des obligations légales**</text:p>
      <text:p text:style-name="Normal"><text:s text:c="3"/>- Certaines lois imposent des durées de conservation spécifiques pour certains types de données (ex. : données fiscales ou comptables).</text:p>
      <text:p text:style-name="Normal"><text:s text:c="3"/>- **Exemple** : Les factures doivent être conservées pendant 10 ans pour des raisons fiscales en France.</text:p>
      <text:p text:style-name="Normal"/>
      <text:p text:style-name="Normal">### 3. **Évaluer les besoins de l’entreprise**</text:p>
      <text:p text:style-name="Normal"><text:s text:c="3"/>- L’entreprise doit définir combien de temps elle a réellement besoin de ces données pour atteindre ses objectifs commerciaux ou contractuels, sans les conserver indéfiniment.</text:p>
      <text:p text:style-name="Normal"><text:s text:c="3"/>- **Exemple** : Les données d’un ancien client peuvent être conservées un certain temps après la fin d’un contrat pour des raisons de service après-vente, mais elles doivent être supprimées ensuite.</text:p>
      <text:p text:style-name="Normal"/>
      <text:p text:style-name="Normal">### 4. **Prendre en compte les attentes des personnes concernées**</text:p>
      <text:p text:style-name="Normal"><text:s text:c="3"/>- La durée de conservation doit respecter les droits des individus, y compris leur droit à l'effacement ou à la rectification de leurs données.</text:p>
      <text:p text:style-name="Normal"><text:s text:c="3"/>- **Exemple** : Un utilisateur qui supprime son compte sur un site peut demander la suppression immédiate de ses données, sauf si des obligations légales exigent leur conservation plus longue.</text:p>
      <text:p text:style-name="Normal"/>
      <text:p text:style-name="Normal">### 5. **Définir des durées par catégorie de données**</text:p>
      <text:p text:style-name="Normal"><text:s text:c="3"/>- Toutes les données n'ont pas la même importance ni la même finalité, donc il peut être utile de définir des durées de conservation différentes en fonction de la nature des données.</text:p>
      <text:p text:style-name="Normal"><text:s text:c="3"/>- **Exemple** : Les données de marketing peuvent être conservées pendant 3 ans après le dernier contact, tandis que des données financières peuvent être conservées plus longtemps.</text:p>
      <text:p text:style-name="Normal"/>
      <text:p text:style-name="Normal">### 6. **Mettre en place des procédures de suppression ou d’anonymisation**</text:p>
      <text:p text:style-name="Normal"><text:s text:c="3"/>- Une fois la durée de conservation atteinte, les données doivent être supprimées ou anonymisées de manière sécurisée.</text:p>
      <text:soft-page-break/>
      <text:p text:style-name="Normal"><text:s text:c="3"/>- **Exemple** : Automatiser la suppression des données des utilisateurs après une période d’inactivité prolongée.</text:p>
      <text:p text:style-name="Normal"/>
      <text:p text:style-name="Normal">### En résumé :</text:p>
      <text:p text:style-name="Normal">La **durée de conservation** des données personnelles doit être justifiée par la finalité du traitement, respectueuse des obligations légales, proportionnée aux besoins de l’entreprise, et transparente pour les personnes concerné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office:automatic-styles>
  <office:master-styles>
    <style:master-page style:name="MP0" style:page-layout-name="PL0">
      <style:header>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uthier Hellin</meta:initial-creator>
    <dc:creator>Gauthier Hellin</dc:creator>
    <meta:creation-date>2024-09-22T18:26:00Z</meta:creation-date>
    <dc:date>2024-09-22T19:04:00Z</dc:date>
    <meta:template xlink:href="Normal.dotm" xlink:type="simple"/>
    <meta:editing-cycles>2</meta:editing-cycles>
    <meta:editing-duration>PT0S</meta:editing-duration>
    <meta:document-statistic meta:page-count="11" meta:paragraph-count="39" meta:word-count="3047" meta:character-count="19768" meta:row-count="139" meta:non-whitespace-character-count="16760"/>
  </office:meta>
</office:document-meta>
</file>